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398e2"/>
    </style:style>
    <style:style style:name="P2" style:family="paragraph" style:parent-style-name="Standard">
      <style:text-properties officeooo:paragraph-rsid="0023b962"/>
    </style:style>
    <style:style style:name="P3" style:family="paragraph" style:parent-style-name="Standard">
      <style:text-properties officeooo:paragraph-rsid="00283ede"/>
    </style:style>
    <style:style style:name="P4" style:family="paragraph" style:parent-style-name="Standard">
      <style:text-properties officeooo:paragraph-rsid="0032664a"/>
    </style:style>
    <style:style style:name="T1" style:family="text">
      <style:text-properties fo:color="#ed1c24" fo:background-color="#bce4e5" loext:char-shading-value="0"/>
    </style:style>
    <style:style style:name="T2" style:family="text">
      <style:text-properties fo:background-color="#fff200" loext:char-shading-value="0"/>
    </style:style>
    <style:style style:name="T3" style:family="text">
      <style:text-properties fo:background-color="#fff200" loext:char-shading-value="0"/>
    </style:style>
    <style:style style:name="T4" style:family="text">
      <style:text-properties officeooo:rsid="00221c8b"/>
    </style:style>
    <style:style style:name="T5" style:family="text">
      <style:text-properties officeooo:rsid="0022998c"/>
    </style:style>
    <style:style style:name="T6" style:family="text">
      <style:text-properties officeooo:rsid="00238f55"/>
    </style:style>
    <style:style style:name="T7" style:family="text">
      <style:text-properties officeooo:rsid="002398e2"/>
    </style:style>
    <style:style style:name="T8" style:family="text">
      <style:text-properties fo:background-color="#adc5e7" loext:char-shading-value="0"/>
    </style:style>
    <style:style style:name="T9" style:family="text">
      <style:text-properties fo:background-color="#adc5e7" loext:char-shading-value="0"/>
    </style:style>
    <style:style style:name="T10" style:family="text">
      <style:text-properties officeooo:rsid="0023b962"/>
    </style:style>
    <style:style style:name="T11" style:family="text">
      <style:text-properties officeooo:rsid="0024d4d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4d4dc" style:font-weight-asian="bold" style:font-weight-complex="bold"/>
    </style:style>
    <style:style style:name="T14" style:family="text">
      <style:text-properties fo:font-weight="bold" officeooo:rsid="002398e2" style:font-weight-asian="bold" style:font-weight-complex="bold"/>
    </style:style>
    <style:style style:name="T15" style:family="text">
      <style:text-properties fo:font-weight="bold" officeooo:rsid="0032664a" style:font-weight-asian="bold" style:font-weight-complex="bold"/>
    </style:style>
    <style:style style:name="T16" style:family="text">
      <style:text-properties officeooo:rsid="00283ede"/>
    </style:style>
    <style:style style:name="T17" style:family="text">
      <style:text-properties officeooo:rsid="002d304b"/>
    </style:style>
    <style:style style:name="T18" style:family="text">
      <style:text-properties officeooo:rsid="0032664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offset = 2414028</text:p>
      <text:p text:style-name="Standard"/>
      <text:p text:style-name="Standard">FF 00 <text:s/>00 FF 00 FC EFF7 <text:s/>00 3F | 98 C7 | FB 4D | FF 00 | 4F 1F | 1F F0 | FF 00 | FF 00 |</text:p>
      <text:p text:style-name="Standard"/>
      <text:p text:style-name="Standard">FF 00 becomes FF, therefore</text:p>
      <text:p text:style-name="Standard"/>
      <text:p text:style-name="Standard">FF <text:s text:c="6"/>00 <text:s text:c="6"/>FF <text:s text:c="6"/>FC <text:s text:c="6"/>EF <text:s text:c="6"/>F7 <text:s text:c="6"/>00 <text:s text:c="6"/>3F | 98 C7 | FB 4D | FF | 4F 1F | 1F F0 | FF | FF |</text:p>
      <text:p text:style-name="Standard"><text:span text:style-name="T1">11111111 0</text:span><text:span text:style-name="T3">0000000 111111</text:span><text:span text:style-name="T9">11 1111110</text:span><text:span text:style-name="T3">0 11101111 1111</text:span>0111 <text:span text:style-name="T18">00000000 </text:span></text:p>
      <text:p text:style-name="Standard"/>
      <text:p text:style-name="Standard"/>
      <text:p text:style-name="P1"><text:span text:style-name="T14">STEP #0 - </text:span>Component #0, </text:p>
      <text:p text:style-name="P1"><text:span text:style-name="T7"><text:tab/>=&gt; </text:span>huff code <text:span text:style-name="T7">= </text:span><text:span text:style-name="T1">111111110</text:span> <text:s/>=&gt; 9 bit, Value=13, Code=510 (0x1FE)</text:p>
      <text:p text:style-name="Standard"/>
      <text:p text:style-name="Standard">let's read 13 bits </text:p>
      <text:p text:style-name="Standard"><text:tab/>=&gt; <text:span text:style-name="T3">0000000111111</text:span> = 63 <text:span text:style-name="T4">=&gt;</text:span> huffDiffCode(63) = -8128</text:p>
      <text:p text:style-name="Standard"/>
      <text:p text:style-name="Standard">Initial values per Component = [ 8192, 8192, 8192, 8192 ] <text:s/>8192 = 2^(14-1), 14 is the precision read from &lt;FIXME&gt;</text:p>
      <text:p text:style-name="Standard"/>
      <text:p text:style-name="Standard"><text:s text:c="4"/>=&gt; <text:s/>the value is 8192 - 8128 <text:s/>= <text:span text:style-name="T12">64</text:span></text:p>
      <text:p text:style-name="Standard"/>
      <text:p text:style-name="Standard"><text:s/><text:span text:style-name="T5">=&gt; </text:span>PreviousValue<text:span text:style-name="T5">s</text:span> [ 64, 8192, 8192, 8192, 8192 ]</text:p>
      <text:p text:style-name="Standard"><text:s/><text:span text:style-name="T6">=&gt; </text:span>bitOffset = 9+13 = 22</text:p>
      <text:p text:style-name="Standard"/>
      <text:p text:style-name="Standard"/>
      <text:p text:style-name="Standard"/>
      <text:p text:style-name="P1"><text:span text:style-name="T14">STEP #1 - </text:span>Component #<text:span text:style-name="T7">1</text:span>, </text:p>
      <text:p text:style-name="P1"><text:span text:style-name="T7"><text:tab/>=&gt; </text:span>huff code <text:span text:style-name="T7">= </text:span><text:span text:style-name="T1">111111110</text:span> <text:s/>=&gt; 9 bit, Value=13, Code=510 (0x1FE)</text:p>
      <text:p text:style-name="P1"/>
      <text:p text:style-name="P1">let's read 13 bits </text:p>
      <text:p text:style-name="P2"><text:tab/>=&gt; <text:span text:style-name="T3">0111011111111</text:span> = 3839 <text:span text:style-name="T4">=&gt;</text:span> huffDiffCode(3839) = -<text:span text:style-name="T10">4352</text:span></text:p>
      <text:p text:style-name="P3"><text:tab/><text:span text:style-name="T11">=&gt; value = 8192 – 4352 = </text:span><text:span text:style-name="T13">3840</text:span><text:span text:style-name="T11"> </text:span></text:p>
      <text:p text:style-name="P3"><text:span text:style-name="T5"><text:tab/>=&gt; </text:span>PreviousValue<text:span text:style-name="T5">s</text:span> [ 64, <text:span text:style-name="T17">3840</text:span>, 8192, 8192, 8192 ]</text:p>
      <text:p text:style-name="P3"><text:s/><text:tab/><text:span text:style-name="T6">=&gt; </text:span>bitOffset = <text:span text:style-name="T16">22+</text:span>9+13 = <text:span text:style-name="T16">44</text:span></text:p>
      <text:p text:style-name="P3"/>
      <text:p text:style-name="P4"><text:span text:style-name="T14">STEP #</text:span><text:span text:style-name="T15">2</text:span><text:span text:style-name="T14"> - </text:span>Component #<text:span text:style-name="T18">2</text:span>, </text:p>
      <text:p text:style-name="P4"><text:span text:style-name="T7"><text:tab/>=&gt; </text:span>huff code <text:span text:style-name="T7">= </text:span><text:span text:style-name="T1">111111110</text:span> <text:s/>=&gt; 9 bit, Value=13, Code=510 (0x1FE)</text:p>
      <text:p text:style-name="P4"><text:soft-page-break/></text:p>
      <text:p text:style-name="P4">let's read 13 bits </text:p>
      <text:p text:style-name="P4"><text:tab/>=&gt; <text:span text:style-name="T3">0111011111111</text:span> = 3839 <text:span text:style-name="T4">=&gt;</text:span> huffDiffCode(3839) = -<text:span text:style-name="T10">4352</text:span></text:p>
      <text:p text:style-name="P4"><text:tab/><text:span text:style-name="T11">=&gt; value = 8192 – 4352 = </text:span><text:span text:style-name="T13">3840</text:span><text:span text:style-name="T11"> </text:span></text:p>
      <text:p text:style-name="P4"><text:span text:style-name="T5"><text:tab/>=&gt; </text:span>PreviousValue<text:span text:style-name="T5">s</text:span> [ 64, <text:span text:style-name="T17">3840</text:span>, 8192, 8192, 8192 ]</text:p>
      <text:p text:style-name="P4"><text:s/><text:tab/><text:span text:style-name="T6">=&gt; </text:span>bitOffset = <text:span text:style-name="T16">22+</text:span>9+13 = <text:span text:style-name="T16">44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Mono" fo:font-family="FreeMono" style:font-style-name="Regular" style:font-family-generic="modern" style:font-pitch="fixed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09:43:28.972795722</meta:creation-date>
    <dc:date>2018-09-14T14:23:15.522402322</dc:date>
    <meta:editing-duration>PT4H37M54S</meta:editing-duration>
    <meta:editing-cycles>18</meta:editing-cycles>
    <meta:generator>LibreOffice/6.0.3.2$Linux_X86_64 LibreOffice_project/00m0$Build-2</meta:generator>
    <meta:document-statistic meta:table-count="0" meta:image-count="0" meta:object-count="0" meta:page-count="2" meta:paragraph-count="27" meta:word-count="246" meta:character-count="1227" meta:non-whitespace-character-count="927"/>
  </office:meta>
</office:document-meta>
</file>